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3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iberation Sans5" svg:font-family="'Liberation Sans', Arial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5.7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7.1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5.0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4.35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fo:min-height="2.9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2.0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Source Sans Pro1" fo:font-size="24pt" style:letter-kerning="true" style:font-name-asian="Noto Sans CJK SC2" style:font-size-asian="24pt" style:font-name-complex="Source Sans Pro1" style:font-size-complex="2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Source Sans Pro1" fo:font-size="24pt" style:font-size-asian="24pt" style:font-name-complex="Source Sans Pro1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paragraph-properties style:writing-mode="lr-tb"/>
      <style:text-properties fo:color="#000000" style:font-name="Noto Sans CJK SC" fo:font-size="24pt" style:font-size-asian="24pt" style:font-name-complex="Noto Sans CJK SC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font-name="Source Sans Pro1" fo:font-size="24pt" style:letter-kerning="true" style:font-name-asian="Noto Sans CJK SC2" style:font-size-asian="24pt" style:font-name-complex="Source Sans Pro1" style:font-size-complex="2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Noto Sans CJK SC2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Source Sans Pro1" fo:font-size="24pt" style:font-size-asian="24pt" style:font-name-complex="Source Sans Pro1" style:font-size-complex="24pt"/>
    </style:style>
    <style:style style:name="T6" style:family="text">
      <style:text-properties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font-name-asian="Noto Sans CJK SC2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3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24pt" style:language-asian="zh" style:country-asian="CN" style:font-style-asian="normal" style:font-weight-asian="normal" style:font-name-complex="Lohit Devanagari1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style:font-name-asian="Noto Sans CJK SC2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iberation Sans4" fo:font-size="44pt" style:letter-kerning="true" style:font-name-asian="Noto Sans CJK SC2" style:font-size-asian="44pt" style:font-name-complex="Lohit Devanagari1" style:font-size-complex="44pt"/>
    </style:style>
    <style:style style:name="T11" style:family="text">
      <style:text-properties fo:color="#000000" style:font-name="Noto Sans CJK SC" fo:font-size="24pt" style:font-size-asian="24pt" style:font-name-complex="Noto Sans CJK SC" style:font-size-complex="20pt"/>
    </style:style>
    <style:style style:name="T12" style:family="text">
      <style:text-properties fo:color="#0e1422" style:font-name="Sarabun1" fo:font-size="24pt" style:font-size-asian="24pt" style:font-name-complex="Sarabun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3.54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3" draw:layer="layout" svg:width="17.603cm" svg:height="16.015cm" svg:x="2.27cm" svg:y="11.147cm">
          <draw:text-box>
            <text:p><text:span text:style-name="T2">1 </text:span><text:span text:style-name="T2">小地圖優化；</text:span></text:p>
            <text:p><text:span text:style-name="T2">2 </text:span><text:span text:style-name="T2">儀錶盤優化；</text:span></text:p>
            <text:p><text:span text:style-name="T2">3 </text:span><text:span text:style-name="T2">歷程優化；</text:span></text:p>
            <text:p><text:span text:style-name="T2">4 </text:span><text:span text:style-name="T2">其他；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5.113cm" svg:height="4.191cm" svg:x="2.524cm" svg:y="3.159cm">
          <draw:text-box>
            <text:p text:style-name="P4"><text:span text:style-name="T2">小地圖優化</text:span></text:p>
          </draw:text-box>
        </draw:frame>
        <draw:frame draw:style-name="gr4" draw:text-style-name="P6" draw:layer="layout" svg:width="16.256cm" svg:height="17.145cm" svg:x="2.397cm" svg:y="9.001cm">
          <draw:text-box>
            <text:p><text:span text:style-name="T3">1 UI</text:span><text:span text:style-name="T3">相關的優化；（長寬都為螢幕的</text:span><text:span text:style-name="T3">1/4</text:span><text:span text:style-name="T3">）；</text:span></text:p>
            <text:p><text:span text:style-name="T3"/></text:p>
            <text:p><text:span text:style-name="T3">2 </text:span><text:span text:style-name="T3">功能優化：</text:span></text:p>
            <text:p><text:span text:style-name="T3"><text:tab/></text:span><text:span text:style-name="T3">視角拉遠；</text:span></text:p>
            <text:p><text:span text:style-name="T3"><text:tab/></text:span><text:span text:style-name="T3">動態顯示其他的鴿子；</text:span></text:p>
          </draw:text-box>
        </draw:frame>
      </draw:page>
      <draw:page draw:name="page3" draw:style-name="dp1" draw:master-page-name="Default">
        <draw:frame draw:style-name="gr3" draw:text-style-name="P5" draw:layer="layout" svg:width="15.113cm" svg:height="4.191cm" svg:x="2.397cm" svg:y="2.143cm">
          <draw:text-box>
            <text:p text:style-name="P4"><text:span text:style-name="T2">儀錶盤優化</text:span></text:p>
          </draw:text-box>
        </draw:frame>
        <draw:frame draw:style-name="gr5" draw:text-style-name="P8" draw:layer="layout" svg:width="16.129cm" svg:height="25.255cm" svg:x="2.651cm" svg:y="8.112cm">
          <draw:text-box>
            <text:p><text:span text:style-name="T4">1 UI</text:span><text:span text:style-name="T4">優化：</text:span></text:p>
            <text:p><text:span text:style-name="T4"><text:tab/></text:span><text:span text:style-name="T4">位置為螢幕的中間；</text:span></text:p>
            <text:p><text:span text:style-name="T4"><text:tab/></text:span><text:span text:style-name="T4">背景為透明的，字體為白色；</text:span></text:p>
            <text:p><text:span text:style-name="T5"/></text:p>
            <text:p text:style-name="P7"><text:span text:style-name="T6">2 </text:span><text:span text:style-name="T6">功能完善：</text:span></text:p>
            <text:p><text:span text:style-name="T4"><text:tab/></text:span><text:span text:style-name="T4">新增當前距離和剩餘距離；</text:span></text:p>
            <text:p text:style-name="P7"><text:span text:style-name="T6"/></text:p>
            <text:p text:style-name="P7"><text:span text:style-name="T6"/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9"/></text:p>
            <text:p><text:span text:style-name="T9"/></text:p>
          </draw:text-box>
        </draw:frame>
      </draw:page>
      <draw:page draw:name="page4" draw:style-name="dp1" draw:master-page-name="Default">
        <draw:frame draw:style-name="gr3" draw:text-style-name="P5" draw:layer="layout" svg:width="15.113cm" svg:height="4.191cm" svg:x="2.397cm" svg:y="6.207cm">
          <draw:text-box>
            <text:p text:style-name="P4"><text:span text:style-name="T2">歷程優化</text:span></text:p>
          </draw:text-box>
        </draw:frame>
        <draw:frame draw:style-name="gr6" draw:text-style-name="P8" draw:layer="layout" svg:width="17.145cm" svg:height="14.605cm" svg:x="2.651cm" svg:y="13.319cm">
          <draw:text-box>
            <text:p><text:span text:style-name="T4">1 UI</text:span><text:span text:style-name="T4">優化：</text:span></text:p>
            <text:p><text:span text:style-name="T4"><text:tab/></text:span><text:span text:style-name="T4">位置調整為螢幕的中間；</text:span></text:p>
            <text:p><text:span text:style-name="T5"/></text:p>
            <text:p><text:span text:style-name="T4">2 </text:span><text:span text:style-name="T4">功能裁減：</text:span></text:p>
            <text:p><text:span text:style-name="T4"><text:tab/></text:span><text:span text:style-name="T4">藍色的海拔進度條去掉；</text:span></text:p>
            <text:p><text:span text:style-name="T4"/></text:p>
            <text:p><text:span text:style-name="T4"/></text:p>
            <text:p><text:span text:style-name="T4"/></text:p>
            <text:p><text:span text:style-name="T9"/></text:p>
            <text:p><text:span text:style-name="T9"/></text:p>
            <text:p><text:span text:style-name="T9"/></text:p>
          </draw:text-box>
        </draw:frame>
      </draw:page>
      <draw:page draw:name="page5" draw:style-name="dp1" draw:master-page-name="Default">
        <draw:frame draw:style-name="gr7" draw:text-style-name="P9" draw:layer="layout" svg:width="15.748cm" svg:height="2.921cm" svg:x="2.397cm" svg:y="3.413cm">
          <draw:text-box>
            <text:p text:style-name="P4"><text:span text:style-name="T10">其他</text:span></text:p>
          </draw:text-box>
        </draw:frame>
        <draw:frame draw:style-name="gr8" draw:text-style-name="P10" draw:layer="layout" svg:width="14.936cm" svg:height="22.276cm" svg:x="3.667cm" svg:y="8.112cm">
          <draw:text-box>
            <text:p><text:span text:style-name="T5">UI</text:span><text:span text:style-name="T5">相關：</text:span></text:p>
            <text:p><text:span text:style-name="T5"><text:s/></text:span><text:span text:style-name="T5"><text:tab/></text:span><text:span text:style-name="T5">排名欄目的比例調整；</text:span></text:p>
            <text:p><text:span text:style-name="T5"/></text:p>
            <text:p><text:span text:style-name="T5">功能相關：</text:span></text:p>
            <text:p><text:span text:style-name="T5"><text:tab/></text:span><text:span text:style-name="T5">point</text:span><text:span text:style-name="T5">資訊窗口修改：</text:span></text:p>
            <text:p><text:span text:style-name="T5"><text:tab/></text:span><text:span text:style-name="T5">之前是默認的組件（屏蔽了）；</text:span></text:p>
            <text:p><text:span text:style-name="T5"><text:tab/></text:span><text:span text:style-name="T5">現在是自定義的窗口；</text:span></text:p>
            <text:p><text:span text:style-name="T5"/></text:p>
            <text:p><text:span text:style-name="T5">進行中：</text:span></text:p>
            <text:p><text:span text:style-name="T5">1 relive</text:span><text:span text:style-name="T5">視角模仿；</text:span></text:p>
            <text:p><text:span text:style-name="T5"><text:tab/></text:span><text:span text:style-name="T5">功能設計：</text:span></text:p>
            <text:p><text:span text:style-name="T5"><text:tab/></text:span><text:span text:style-name="T5">f1</text:span><text:span text:style-name="T5">：</text:span><text:span text:style-name="T4">過了</text:span><text:span text:style-name="T4">middle time</text:span><text:span text:style-name="T4">之後，修改所有</text:span><text:span text:style-name="T4">entity </text:span><text:span text:style-name="T4">的</text:span><text:span text:style-name="T4">ViewFrom</text:span><text:span text:style-name="T4">；</text:span></text:p>
            <text:p><text:span text:style-name="T4"><text:tab/></text:span><text:span text:style-name="T4">f2</text:span><text:span text:style-name="T4">：模擬鼠標事件進行視角調整；</text:span></text:p>
            <text:p><text:span text:style-name="T11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3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iberation Sans2" svg:font-family="'Liberation Sans'" style:font-pitch="variable"/>
    <style:font-face style:name="Liberation Sans5" svg:font-family="'Liberation Sans', Arial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2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2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2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3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3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3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4-14T10:35:24.650036699</dc:date>
    <meta:editing-duration>PT49M42S</meta:editing-duration>
    <meta:editing-cycles>11</meta:editing-cycles>
    <meta:generator>LibreOffice/6.4.7.2$Linux_X86_64 LibreOffice_project/40$Build-2</meta:generator>
    <meta:document-statistic meta:object-count="10"/>
  </office:meta>
</office:document-meta>
</file>